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4d421" officeooo:paragraph-rsid="0014d421" style:font-size-asian="12.25pt" style:font-weight-asian="bold" style:font-size-complex="14pt" style:font-weight-complex="bold"/>
    </style:style>
    <style:style style:name="P2" style:family="paragraph" style:parent-style-name="Standard">
      <style:text-properties officeooo:rsid="0014d421" officeooo:paragraph-rsid="0014d421"/>
    </style:style>
    <style:style style:name="P3" style:family="paragraph" style:parent-style-name="Standard">
      <style:text-properties fo:font-weight="bold" officeooo:rsid="0014d421" officeooo:paragraph-rsid="0014d421" style:font-weight-asian="bold" style:font-weight-complex="bold"/>
    </style:style>
    <style:style style:name="P4" style:family="paragraph" style:parent-style-name="Standard">
      <style:text-properties fo:font-weight="bold" officeooo:rsid="001570de" officeooo:paragraph-rsid="001570de" style:font-weight-asian="bold" style:font-weight-complex="bold"/>
    </style:style>
    <style:style style:name="P5" style:family="paragraph" style:parent-style-name="Standard">
      <style:text-properties officeooo:rsid="001570de" officeooo:paragraph-rsid="001570de"/>
    </style:style>
    <style:style style:name="P6" style:family="paragraph" style:parent-style-name="Standard">
      <style:text-properties officeooo:rsid="0014d421" officeooo:paragraph-rsid="0014d421"/>
    </style:style>
    <style:style style:name="P7" style:family="paragraph" style:parent-style-name="Standard">
      <style:text-properties officeooo:rsid="0018f2a9" officeooo:paragraph-rsid="0018f2a9"/>
    </style:style>
    <style:style style:name="P8" style:family="paragraph" style:parent-style-name="Standard">
      <style:text-properties officeooo:rsid="001a9f18" officeooo:paragraph-rsid="001a9f18"/>
    </style:style>
    <style:style style:name="P9" style:family="paragraph" style:parent-style-name="Standard">
      <style:text-properties officeooo:rsid="001562d2" officeooo:paragraph-rsid="001562d2"/>
    </style:style>
    <style:style style:name="P10" style:family="paragraph" style:parent-style-name="Standard">
      <style:text-properties officeooo:rsid="001f44ac" officeooo:paragraph-rsid="001f44a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5a8a7"/>
    </style:style>
    <style:style style:name="T3" style:family="text">
      <style:text-properties officeooo:rsid="001beb4e"/>
    </style:style>
    <style:style style:name="T4" style:family="text">
      <style:text-properties officeooo:rsid="001de2a8"/>
    </style:style>
    <style:style style:name="T5" style:family="text">
      <style:text-properties officeooo:rsid="001f44ac"/>
    </style:style>
    <style:style style:name="T6" style:family="text">
      <style:text-properties officeooo:rsid="001fe6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ression Test Suite 0</text:p>
      <text:p text:style-name="P2">Load the old MDB data from Access and save to .csv files.</text:p>
      <text:p text:style-name="P2"/>
      <text:p text:style-name="P9">The .xlsx file are exported to .csv files taking the defaults on delimiter, etc. <text:s/>In order to test, those .csv files must <text:span text:style-name="T5">be </text:span><text:span text:style-name="T1">copied</text:span> to the directory where the on-line pages expect to see them (see offline/lib/rarities).</text:p>
      <text:p text:style-name="P9"/>
      <text:p text:style-name="P10">When all alterations are finished, save as .csv files.</text:p>
      <text:p text:style-name="P2"/>
      <text:p text:style-name="P3">Edit persons:</text:p>
      <text:p text:style-name="P2">Inactivate most of them.</text:p>
      <text:p text:style-name="P2"/>
      <text:p text:style-name="P2">Change names for anon<text:span text:style-name="T6">y</text:span>mity <text:span text:style-name="T2">but do it in the .csv or .xlsx files before loading so that username and passwords reflect those changes.</text:span></text:p>
      <text:p text:style-name="P2"/>
      <text:p text:style-name="P2">Add a 'guest' <text:span text:style-name="T2">with limited admin privileges so those facilities can be demonstrated.</text:span></text:p>
      <text:p text:style-name="Standard"/>
      <text:p text:style-name="P8">Add James Suzuki to <text:span text:style-name="T3">another </text:span>project so <text:span text:style-name="T3">that project select and</text:span> tabs will show up in edit logs <text:span text:style-name="T3">(add the third project in a later test suite?)</text:span>.</text:p>
      <text:p text:style-name="Standard"/>
      <text:p text:style-name="P3">Edit tasks and subtasks:</text:p>
      <text:p text:style-name="P2"><text:span text:style-name="T4">Make sure all projects, etc. are seeded with child records. <text:s/></text:span>Delete some of those unused ones?</text:p>
      <text:p text:style-name="P2"/>
      <text:p text:style-name="P7">Extension = 'class_count' to 2C tasks</text:p>
      <text:p text:style-name="Standard"/>
      <text:p text:style-name="P4">Others:</text:p>
      <text:p text:style-name="P5">Create and run a DB scan to delete unattached logs or activities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0:25:51.107650468</meta:creation-date>
    <dc:date>2014-10-14T18:55:40.515783675</dc:date>
    <meta:editing-duration>PT3H39M35S</meta:editing-duration>
    <meta:editing-cycles>11</meta:editing-cycles>
    <meta:generator>LibreOffice/4.2.6.3$Linux_X86_64 LibreOffice_project/420m0$Build-3</meta:generator>
    <meta:document-statistic meta:table-count="0" meta:image-count="0" meta:object-count="0" meta:page-count="1" meta:paragraph-count="14" meta:word-count="170" meta:character-count="974" meta:non-whitespace-character-count="816"/>
  </office:meta>
</office:document-meta>
</file>